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6.93mm"/>
    </style:style>
    <style:style style:name="co20" style:family="table-column">
      <style:table-column-properties fo:break-before="auto" style:column-width="18.45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28.13mm"/>
    </style:style>
    <style:style style:name="co31" style:family="table-column">
      <style:table-column-properties fo:break-before="auto" style:column-width="27.04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35.12mm"/>
    </style:style>
    <style:style style:name="co34" style:family="table-column">
      <style:table-column-properties fo:break-before="auto" style:column-width="6.95mm"/>
    </style:style>
    <style:style style:name="co35" style:family="table-column">
      <style:table-column-properties fo:break-before="auto" style:column-width="24.8mm"/>
    </style:style>
    <style:style style:name="co36" style:family="table-column">
      <style:table-column-properties fo:break-before="auto" style:column-width="25.72mm"/>
    </style:style>
    <style:style style:name="co37" style:family="table-column">
      <style:table-column-properties fo:break-before="auto" style:column-width="13.07mm"/>
    </style:style>
    <style:style style:name="co38" style:family="table-column">
      <style:table-column-properties fo:break-before="auto" style:column-width="12.79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17mm"/>
    </style:style>
    <style:style style:name="co41" style:family="table-column">
      <style:table-column-properties fo:break-before="auto" style:column-width="11.18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19.33mm"/>
    </style:style>
    <style:style style:name="co44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54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17" office:value-type="string" calcext:value-type="string" table:number-columns-spanned="1" table:number-rows-spanned="2">
            <text:p>IAS</text:p>
          </table:table-cell>
          <table:table-cell table:style-name="ce17" office:value-type="string" calcext:value-type="string" table:number-columns-spanned="1" table:number-rows-spanned="2">
            <text:p>OAT</text:p>
          </table:table-cell>
          <table:table-cell table:style-name="ce17" office:value-type="string" calcext:value-type="string" table:number-columns-spanned="1" table:number-rows-spanned="2">
            <text:p>PRESSURE ALTITUDE</text:p>
          </table:table-cell>
          <table:table-cell table:style-name="ce17" office:value-type="string" calcext:value-type="string" table:number-columns-spanned="1" table:number-rows-spanned="2">
            <text:p>TAS</text:p>
          </table:table-cell>
          <table:table-cell table:style-name="ce17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17" office:value-type="string" calcext:value-type="string" table:number-columns-spanned="1" table:number-rows-spanned="2">
            <text:p>WCA</text:p>
          </table:table-cell>
          <table:table-cell table:style-name="ce17" office:value-type="string" calcext:value-type="string" table:number-columns-spanned="1" table:number-rows-spanned="2">
            <text:p>H/T Wind</text:p>
          </table:table-cell>
          <table:table-cell table:style-name="ce17" office:value-type="string" calcext:value-type="string" table:number-columns-spanned="1" table:number-rows-spanned="2">
            <text:p>True HDG</text:p>
          </table:table-cell>
          <table:table-cell table:style-name="ce17" office:value-type="string" calcext:value-type="string" table:number-columns-spanned="1" table:number-rows-spanned="2">
            <text:p>GS</text:p>
          </table:table-cell>
          <table:table-cell table:style-name="ce17" office:value-type="string" calcext:value-type="string" table:number-columns-spanned="1" table:number-rows-spanned="2">
            <text:p>ETE</text:p>
          </table:table-cell>
          <table:table-cell table:style-name="ce17" office:value-type="string" calcext:value-type="string" table:number-columns-spanned="2" table:number-rows-spanned="1">
            <text:p>MAG VAR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g HDG</text:p>
          </table:table-cell>
          <table:table-cell table:style-name="ce17" office:value-type="string" calcext:value-type="string" table:number-columns-spanned="1" table:number-rows-spanned="2">
            <text:p>FUEL FLOW</text:p>
          </table:table-cell>
          <table:table-cell table:style-name="ce17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3]+((1-POWER(([.$B$26]/1013.25);0.190284))*145366.45)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98" calcext:value-type="float">
            <text:p>198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93" calcext:value-type="float">
            <text:p>193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4]+((1-POWER(([.$B$26]/1013.25);0.190284))*145366.45)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8" calcext:value-type="float">
            <text:p>198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3" calcext:value-type="float">
            <text:p>193</text:p>
          </table:table-cell>
          <table:table-cell table:style-name="ce21"/>
          <table:table-cell table:style-name="ce21" office:value-type="float" office:value="0.15" calcext:value-type="float">
            <text:p>0.15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ROUND([.F5]+((1-POWER(([.$B$26]/1013.25);0.190284))*145366.45))" office:value-type="float" office:value="6089" calcext:value-type="float">
            <text:p>60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198" calcext:value-type="float">
            <text:p>198</text:p>
          </table:table-cell>
          <table:table-cell table:style-name="ce21" table:formula="of:=IF(ISNA([.O5]);[.J5];[.J5]+[.O5])" office:value-type="float" office:value="99" calcext:value-type="float">
            <text:p>99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93" calcext:value-type="float">
            <text:p>193</text:p>
          </table:table-cell>
          <table:table-cell table:style-name="ce21"/>
          <table:table-cell table:style-name="ce21" office:value-type="float" office:value="0.55" calcext:value-type="float">
            <text:p>0.55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SAMOKOV</text:p>
          </table:table-cell>
          <table:table-cell table:style-name="ce21" office:value-type="float" office:value="7.5" calcext:value-type="float">
            <text:p>7.5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office:value-type="float" office:value="3600" calcext:value-type="float">
            <text:p>36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6]+((1-POWER(([.$B$26]/1013.25);0.190284))*145366.45))" office:value-type="float" office:value="6089" calcext:value-type="float">
            <text:p>6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6]);NA();FINDCOURSEANGLE([.K6];[.D6]))" office:value-type="string" office:string-value="" calcext:value-type="error">
            <text:p>#N/A</text:p>
          </table:table-cell>
          <table:table-cell table:style-name="ce21" table:formula="of:=ROUND(DEGREES(ASIN([.Y6]/[.J6])))*[.AA6]" office:value-type="string" office:string-value="" calcext:value-type="error">
            <text:p>#N/A</text:p>
          </table:table-cell>
          <table:table-cell table:style-name="ce21" table:formula="of:=[.Z6]*[.AB6]" office:value-type="string" office:string-value="" calcext:value-type="error">
            <text:p>#N/A</text:p>
          </table:table-cell>
          <table:table-cell table:style-name="ce21" table:formula="of:=IF(ISNA([.N6]);[.D6];[.D6]+[.N6])" office:value-type="float" office:value="188" calcext:value-type="float">
            <text:p>188</text:p>
          </table:table-cell>
          <table:table-cell table:style-name="ce21" table:formula="of:=IF(ISNA([.O6]);[.J6];[.J6]+[.O6])" office:value-type="float" office:value="99" calcext:value-type="float">
            <text:p>99</text:p>
          </table:table-cell>
          <table:table-cell table:style-name="ce21" table:formula="of:=IF([.Q6]&gt;0;ROUND(([.C6]/[.Q6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83" calcext:value-type="float">
            <text:p>183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6]/60)*[.V6];1)" office:value-type="float" office:value="0.5" calcext:value-type="float">
            <text:p>0.5</text:p>
          </table:table-cell>
          <table:table-cell/>
          <table:table-cell table:formula="of:=ROUND([.L6]*SIN(RADIANS([.M6])))" office:value-type="string" office:string-value="" calcext:value-type="error">
            <text:p>#N/A</text:p>
          </table:table-cell>
          <table:table-cell table:formula="of:=ROUND([.L6]*COS(RADIANS([.M6])))" office:value-type="string" office:string-value="" calcext:value-type="error">
            <text:p>#N/A</text:p>
          </table:table-cell>
          <table:table-cell table:formula="of:=IF(ISBLANK([.K6]);NA();ISRIGHTCROSSWIND([.D6];[.K6]))" office:value-type="string" office:string-value="" calcext:value-type="error">
            <text:p>#N/A</text:p>
          </table:table-cell>
          <table:table-cell table:formula="of:=IF(ISBLANK([.K6]);NA();ISTAILWIND([.D6];[.K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AMOKOV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600" calcext:value-type="float">
            <text:p>36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7]+((1-POWER(([.$B$26]/1013.25);0.190284))*145366.45))" office:value-type="float" office:value="6089" calcext:value-type="float">
            <text:p>6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21" table:number-columns-repeated="2"/>
          <table:table-cell table:style-name="ce52" table:formula="of:=IF(ISBLANK([.K7]);NA();FINDCOURSEANGLE([.K7];[.D7]))" office:value-type="string" office:string-value="" calcext:value-type="error">
            <text:p>#N/A</text:p>
          </table:table-cell>
          <table:table-cell table:style-name="ce21" table:formula="of:=ROUND(DEGREES(ASIN([.Y7]/[.J7])))*[.AA7]" office:value-type="string" office:string-value="" calcext:value-type="error">
            <text:p>#N/A</text:p>
          </table:table-cell>
          <table:table-cell table:style-name="ce21" table:formula="of:=[.Z7]*[.AB7]" office:value-type="string" office:string-value="" calcext:value-type="error">
            <text:p>#N/A</text:p>
          </table:table-cell>
          <table:table-cell table:style-name="ce21" table:formula="of:=IF(ISNA([.N7]);[.D7];[.D7]+[.N7])" office:value-type="float" office:value="285" calcext:value-type="float">
            <text:p>285</text:p>
          </table:table-cell>
          <table:table-cell table:style-name="ce21" table:formula="of:=IF(ISNA([.O7]);[.J7];[.J7]+[.O7])" office:value-type="float" office:value="99" calcext:value-type="float">
            <text:p>99</text:p>
          </table:table-cell>
          <table:table-cell table:style-name="ce21" table:formula="of:=IF([.Q7]&gt;0;ROUND(([.C7]/[.Q7])*60);0)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0" calcext:value-type="float">
            <text:p>28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8]+((1-POWER(([.$B$26]/1013.25);0.190284))*145366.45))" office:value-type="float" office:value="89" calcext:value-type="float">
            <text:p>89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0" calcext:value-type="float">
            <text:p>0</text:p>
          </table:table-cell>
          <table:table-cell table:style-name="ce21" table:formula="of:=IF(ISNA([.O8]);[.J8];[.J8]+[.O8])" office:value-type="float" office:value="0" calcext:value-type="float">
            <text:p>0</text:p>
          </table:table-cell>
          <table:table-cell table:style-name="ce21" table:formula="of:=IF([.Q8]&gt;0;ROUND(([.C8]/[.Q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-5" calcext:value-type="float">
            <text:p>-5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0" calcext:value-type="float">
            <text:p>0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9]+((1-POWER(([.$B$26]/1013.25);0.190284))*145366.45))" office:value-type="float" office:value="89" calcext:value-type="float">
            <text:p>89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0]+((1-POWER(([.$B$26]/1013.25);0.190284))*145366.45))" office:value-type="float" office:value="89" calcext:value-type="float">
            <text:p>89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1]+((1-POWER(([.$B$26]/1013.25);0.190284))*145366.45))" office:value-type="float" office:value="89" calcext:value-type="float">
            <text:p>89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2]+((1-POWER(([.$B$26]/1013.25);0.190284))*145366.45))" office:value-type="float" office:value="89" calcext:value-type="float">
            <text:p>89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1" table:number-columns-repeated="9"/>
          <table:table-cell table:style-name="ce18" table:number-columns-repeated="2"/>
          <table:table-cell table:style-name="ce31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/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4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14]);NA();FINDCOURSEANGLE([.K14];[.D14]))" office:value-type="string" office:string-value="" calcext:value-type="error">
            <text:p>#N/A</text:p>
          </table:table-cell>
          <table:table-cell table:style-name="ce21" table:formula="of:=ROUND(DEGREES(ASIN([.Y14]/[.J14])))*[.AA14]" office:value-type="string" office:string-value="" calcext:value-type="error">
            <text:p>#N/A</text:p>
          </table:table-cell>
          <table:table-cell table:style-name="ce21" table:formula="of:=[.Z14]*[.AB14]" office:value-type="string" office:string-value="" calcext:value-type="error">
            <text:p>#N/A</text:p>
          </table:table-cell>
          <table:table-cell table:style-name="ce21" table:formula="of:=IF(ISNA([.N14]);[.D14];[.D14]+[.N14])" office:value-type="float" office:value="235" calcext:value-type="float">
            <text:p>235</text:p>
          </table:table-cell>
          <table:table-cell table:style-name="ce21" table:formula="of:=IF(ISNA([.O14]);[.J14];[.J14]+[.O14])" office:value-type="float" office:value="79" calcext:value-type="float">
            <text:p>79</text:p>
          </table:table-cell>
          <table:table-cell table:style-name="ce21" table:formula="of:=IF([.Q14]&gt;0;ROUND(([.C14]/[.Q1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4]=&quot;E&quot;;[.P14]-[.S14];[.P14]+[.S14])" office:value-type="float" office:value="230" calcext:value-type="float">
            <text:p>230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formula="of:=ROUND([.L14]*SIN(RADIANS([.M14])))" office:value-type="string" office:string-value="" calcext:value-type="error">
            <text:p>#N/A</text:p>
          </table:table-cell>
          <table:table-cell table:formula="of:=ROUND([.L14]*COS(RADIANS([.M14])))" office:value-type="string" office:string-value="" calcext:value-type="error">
            <text:p>#N/A</text:p>
          </table:table-cell>
          <table:table-cell table:formula="of:=IF(ISBLANK([.K14]);NA();ISRIGHTCROSSWIND([.D14];[.K14]))" office:value-type="string" office:string-value="" calcext:value-type="error">
            <text:p>#N/A</text:p>
          </table:table-cell>
          <table:table-cell table:formula="of:=IF(ISBLANK([.K14]);NA();ISTAILWIND([.D14];[.K1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KYUSTENDIL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5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5]);NA();FINDCOURSEANGLE([.K15];[.D15]))" office:value-type="string" office:string-value="" calcext:value-type="error">
            <text:p>#N/A</text:p>
          </table:table-cell>
          <table:table-cell table:style-name="ce21" table:formula="of:=ROUND(DEGREES(ASIN([.Y15]/[.J15])))*[.AA15]" office:value-type="string" office:string-value="" calcext:value-type="error">
            <text:p>#N/A</text:p>
          </table:table-cell>
          <table:table-cell table:style-name="ce21" table:formula="of:=[.Z15]*[.AB15]" office:value-type="string" office:string-value="" calcext:value-type="error">
            <text:p>#N/A</text:p>
          </table:table-cell>
          <table:table-cell table:style-name="ce21" table:formula="of:=IF(ISNA([.N15]);[.D15];[.D15]+[.N15])" office:value-type="float" office:value="235" calcext:value-type="float">
            <text:p>235</text:p>
          </table:table-cell>
          <table:table-cell table:style-name="ce21" table:formula="of:=IF(ISNA([.O15]);[.J15];[.J15]+[.O15])" office:value-type="float" office:value="98" calcext:value-type="float">
            <text:p>98</text:p>
          </table:table-cell>
          <table:table-cell table:style-name="ce21" table:formula="of:=IF([.Q15]&gt;0;ROUND(([.C15]/[.Q15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230" calcext:value-type="float">
            <text:p>23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5]/60)*[.V15];1)" office:value-type="float" office:value="1" calcext:value-type="float">
            <text:p>1</text:p>
          </table:table-cell>
          <table:table-cell/>
          <table:table-cell table:formula="of:=ROUND([.L15]*SIN(RADIANS([.M15])))" office:value-type="string" office:string-value="" calcext:value-type="error">
            <text:p>#N/A</text:p>
          </table:table-cell>
          <table:table-cell table:formula="of:=ROUND([.L15]*COS(RADIANS([.M15])))" office:value-type="string" office:string-value="" calcext:value-type="error">
            <text:p>#N/A</text:p>
          </table:table-cell>
          <table:table-cell table:formula="of:=IF(ISBLANK([.K15]);NA();ISRIGHTCROSSWIND([.D15];[.K15]))" office:value-type="string" office:string-value="" calcext:value-type="error">
            <text:p>#N/A</text:p>
          </table:table-cell>
          <table:table-cell table:formula="of:=IF(ISBLANK([.K15]);NA();ISTAILWIND([.D15];[.K1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KYUSTENDIL</text:p>
          </table:table-cell>
          <table:table-cell table:style-name="ce21" office:value-type="string" calcext:value-type="string">
            <text:p>BLAGOEVGRAD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float" office:value="3600" calcext:value-type="float">
            <text:p>36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6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6]);NA();FINDCOURSEANGLE([.K16];[.D16]))" office:value-type="string" office:string-value="" calcext:value-type="error">
            <text:p>#N/A</text:p>
          </table:table-cell>
          <table:table-cell table:style-name="ce21" table:formula="of:=ROUND(DEGREES(ASIN([.Y16]/[.J16])))*[.AA16]" office:value-type="string" office:string-value="" calcext:value-type="error">
            <text:p>#N/A</text:p>
          </table:table-cell>
          <table:table-cell table:style-name="ce21" table:formula="of:=[.Z16]*[.AB16]" office:value-type="string" office:string-value="" calcext:value-type="error">
            <text:p>#N/A</text:p>
          </table:table-cell>
          <table:table-cell table:style-name="ce21" table:formula="of:=IF(ISNA([.N16]);[.D16];[.D16]+[.N16])" office:value-type="float" office:value="132" calcext:value-type="float">
            <text:p>132</text:p>
          </table:table-cell>
          <table:table-cell table:style-name="ce21" table:formula="of:=IF(ISNA([.O16]);[.J16];[.J16]+[.O16])" office:value-type="float" office:value="98" calcext:value-type="float">
            <text:p>98</text:p>
          </table:table-cell>
          <table:table-cell table:style-name="ce21" table:formula="of:=IF([.Q16]&gt;0;ROUND(([.C16]/[.Q16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127" calcext:value-type="float">
            <text:p>127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6]/60)*[.V16];1)" office:value-type="float" office:value="1.4" calcext:value-type="float">
            <text:p>1.4</text:p>
          </table:table-cell>
          <table:table-cell/>
          <table:table-cell table:formula="of:=ROUND([.L16]*SIN(RADIANS([.M16])))" office:value-type="string" office:string-value="" calcext:value-type="error">
            <text:p>#N/A</text:p>
          </table:table-cell>
          <table:table-cell table:formula="of:=ROUND([.L16]*COS(RADIANS([.M16])))" office:value-type="string" office:string-value="" calcext:value-type="error">
            <text:p>#N/A</text:p>
          </table:table-cell>
          <table:table-cell table:formula="of:=IF(ISBLANK([.K16]);NA();ISRIGHTCROSSWIND([.D16];[.K16]))" office:value-type="string" office:string-value="" calcext:value-type="error">
            <text:p>#N/A</text:p>
          </table:table-cell>
          <table:table-cell table:formula="of:=IF(ISBLANK([.K16]);NA();ISTAILWIND([.D16];[.K1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BLAGOEVGRAD</text:p>
          </table:table-cell>
          <table:table-cell table:style-name="ce21" office:value-type="string" calcext:value-type="string">
            <text:p>ALMER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ROUND([.F17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7]);NA();FINDCOURSEANGLE([.K17];[.D17]))" office:value-type="string" office:string-value="" calcext:value-type="error">
            <text:p>#N/A</text:p>
          </table:table-cell>
          <table:table-cell table:style-name="ce21" table:formula="of:=ROUND(DEGREES(ASIN([.Y17]/[.J17])))*[.AA17]" office:value-type="string" office:string-value="" calcext:value-type="error">
            <text:p>#N/A</text:p>
          </table:table-cell>
          <table:table-cell table:style-name="ce21" table:formula="of:=[.Z17]*[.AB17]" office:value-type="string" office:string-value="" calcext:value-type="error">
            <text:p>#N/A</text:p>
          </table:table-cell>
          <table:table-cell table:style-name="ce21" table:formula="of:=IF(ISNA([.N17]);[.D17];[.D17]+[.N17])" office:value-type="float" office:value="5" calcext:value-type="float">
            <text:p>5</text:p>
          </table:table-cell>
          <table:table-cell table:style-name="ce21" table:formula="of:=IF(ISNA([.O17]);[.J17];[.J17]+[.O17])" office:value-type="float" office:value="98" calcext:value-type="float">
            <text:p>98</text:p>
          </table:table-cell>
          <table:table-cell table:style-name="ce21" table:formula="of:=IF([.Q17]&gt;0;ROUND(([.C17]/[.Q17])*60);0)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0" calcext:value-type="float">
            <text:p>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7]/60)*[.V17];1)" office:value-type="float" office:value="1.4" calcext:value-type="float">
            <text:p>1.4</text:p>
          </table:table-cell>
          <table:table-cell/>
          <table:table-cell table:formula="of:=ROUND([.L17]*SIN(RADIANS([.M17])))" office:value-type="string" office:string-value="" calcext:value-type="error">
            <text:p>#N/A</text:p>
          </table:table-cell>
          <table:table-cell table:formula="of:=ROUND([.L17]*COS(RADIANS([.M17])))" office:value-type="string" office:string-value="" calcext:value-type="error">
            <text:p>#N/A</text:p>
          </table:table-cell>
          <table:table-cell table:formula="of:=IF(ISBLANK([.K17]);NA();ISRIGHTCROSSWIND([.D17];[.K17]))" office:value-type="string" office:string-value="" calcext:value-type="error">
            <text:p>#N/A</text:p>
          </table:table-cell>
          <table:table-cell table:formula="of:=IF(ISBLANK([.K17]);NA();ISTAILWIND([.D17];[.K1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ALMER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ROUND([.F18]+((1-POWER(([.$B$26]/1013.25);0.190284))*145366.45))" office:value-type="float" office:value="4589" calcext:value-type="float">
            <text:p>4589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85" calcext:value-type="float">
            <text:p>85</text:p>
          </table:table-cell>
          <table:table-cell table:style-name="ce21" table:formula="of:=IF(ISNA([.O18]);[.J18];[.J18]+[.O18])" office:value-type="float" office:value="95" calcext:value-type="float">
            <text:p>95</text:p>
          </table:table-cell>
          <table:table-cell table:style-name="ce21" table:formula="of:=IF([.Q18]&gt;0;ROUND(([.C18]/[.Q18])*60);0)"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80" calcext:value-type="float">
            <text:p>80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1.1" calcext:value-type="float">
            <text:p>1.1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ROUND([.F19]+((1-POWER(([.$B$26]/1013.25);0.190284))*145366.45))" office:value-type="float" office:value="3589" calcext:value-type="float">
            <text:p>3589</text:p>
          </table:table-cell>
          <table:table-cell table:style-name="ce21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18" calcext:value-type="float">
            <text:p>18</text:p>
          </table:table-cell>
          <table:table-cell table:style-name="ce21" table:formula="of:=IF(ISNA([.O19]);[.J19];[.J19]+[.O19])" office:value-type="float" office:value="93" calcext:value-type="float">
            <text:p>93</text:p>
          </table:table-cell>
          <table:table-cell table:style-name="ce21" table:formula="of:=IF([.Q19]&gt;0;ROUND(([.C19]/[.Q19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3" calcext:value-type="float">
            <text:p>13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table:formula="of:=ROUND(([.R19]/60)*[.V19];1)" office:value-type="float" office:value="0.3" calcext:value-type="float">
            <text:p>0.3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[.F20]+((1-POWER(([.$B$26]/1013.25);0.190284))*145366.45))" office:value-type="float" office:value="3089" calcext:value-type="float">
            <text:p>3089</text:p>
          </table:table-cell>
          <table:table-cell table:style-name="ce21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18" calcext:value-type="float">
            <text:p>18</text:p>
          </table:table-cell>
          <table:table-cell table:style-name="ce21" table:formula="of:=IF(ISNA([.O20]);[.J20];[.J20]+[.O20])" office:value-type="float" office:value="78" calcext:value-type="float">
            <text:p>78</text:p>
          </table:table-cell>
          <table:table-cell table:style-name="ce21" table:formula="of:=IF([.Q20]&gt;0;ROUND(([.C20]/[.Q20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50"/>
          <table:table-cell table:style-name="ce21" table:number-columns-repeated="2"/>
          <table:table-cell table:style-name="ce21" table:formula="of:=ROUND([.F21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18" calcext:value-type="float">
            <text:p>18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13" calcext:value-type="float">
            <text:p>13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2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3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21" table:formula="of:=SUM([.C3:.C23])" office:value-type="float" office:value="136.5" calcext:value-type="float">
            <text:p>136.5</text:p>
          </table:table-cell>
          <table:table-cell table:number-columns-repeated="14"/>
          <table:table-cell table:formula="of:=SUM([.R3:.R23])"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0.5" calcext:value-type="float">
            <text:p>1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1.1" calcext:value-type="float">
            <text:p>21.1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row table:style-name="ro3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ITEM</text:p>
          </table:table-cell>
          <table:table-cell table:style-name="ce25" office:value-type="string" calcext:value-type="string" table:number-columns-spanned="2" table:number-rows-spanned="1">
            <text:p>WEIGHT (LB)</text:p>
          </table:table-cell>
          <table:covered-table-cell/>
          <table:table-cell table:style-name="ce25" office:value-type="string" calcext:value-type="string" table:number-columns-spanned="2" table:number-rows-spanned="1">
            <text:p>ARM (IN)</text:p>
          </table:table-cell>
          <table:covered-table-cell/>
          <table:table-cell table:style-name="ce25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696.05" calcext:value-type="float">
            <text:p>1696.05</text:p>
          </table:table-cell>
          <table:table-cell/>
          <table:table-cell table:formula="of:=ROUND([.F11]/[.B11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66423.91" calcext:value-type="float">
            <text:p>6642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26.6" calcext:value-type="float">
            <text:p>126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6076.8" calcext:value-type="float">
            <text:p>6076.8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1822.65" calcext:value-type="float">
            <text:p>1822.6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39.78" calcext:value-type="float">
            <text:p>39.78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72500.71" calcext:value-type="float">
            <text:p>72500.7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1816.05" calcext:value-type="float">
            <text:p>1816.0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39.75" calcext:value-type="float">
            <text:p>39.75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72183.91" calcext:value-type="float">
            <text:p>72183.9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753.05" calcext:value-type="float">
            <text:p>175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39.45" calcext:value-type="float">
            <text:p>39.45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69159.91" calcext:value-type="float">
            <text:p>69159.91</text:p>
          </table:table-cell>
        </table:table-row>
      </table:table>
      <table:table table:name="C172 CLIMB" table:style-name="ta1">
        <table:table-column table:style-name="co25" table:default-cell-style-name="ce23"/>
        <table:table-column table:style-name="co26" table:default-cell-style-name="ce23"/>
        <table:table-column table:style-name="co22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number-columns-repeated="1019" table:default-cell-style-name="ce23"/>
        <table:table-row table:style-name="ro1">
          <table:table-cell table:style-name="ce17" office:value-type="string" calcext:value-type="string" table:number-columns-spanned="1" table:number-rows-spanned="2">
            <text:p>WEIGHT (LB)</text:p>
          </table:table-cell>
          <table:table-cell table:style-name="ce17" office:value-type="string" calcext:value-type="string" table:number-columns-spanned="1" table:number-rows-spanned="2">
            <text:p>PRESSURE ALTITUDE (FT)</text:p>
          </table:table-cell>
          <table:table-cell table:style-name="ce17" office:value-type="string" calcext:value-type="string" table:number-columns-spanned="1" table:number-rows-spanned="2">
            <text:p>TEMP</text:p>
          </table:table-cell>
          <table:table-cell table:style-name="ce17" office:value-type="string" calcext:value-type="string" table:number-columns-spanned="1" table:number-rows-spanned="2">
            <text:p>CLIMB SPEED (KIAS)</text:p>
          </table:table-cell>
          <table:table-cell table:style-name="ce17" office:value-type="string" calcext:value-type="string" table:number-columns-spanned="1" table:number-rows-spanned="2">
            <text:p>CLIMB RATE (FPM)</text:p>
          </table:table-cell>
          <table:table-cell table:style-name="ce1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29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2" table:default-cell-style-name="Default"/>
        <table:table-column table:style-name="co2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4" table:default-cell-style-name="ce52"/>
        <table:table-column table:style-name="co35" table:default-cell-style-name="ce21"/>
        <table:table-column table:style-name="co36" table:default-cell-style-name="ce21"/>
        <table:table-column table:style-name="co10" table:default-cell-style-name="ce21"/>
        <table:table-column table:style-name="co37" table:default-cell-style-name="ce21"/>
        <table:table-column table:style-name="co38" table:default-cell-style-name="ce14"/>
        <table:table-column table:style-name="co39" table:default-cell-style-name="ce21"/>
        <table:table-column table:style-name="co37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52"/>
        <table:table-column table:style-name="co44" table:default-cell-style-name="ce52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5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5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1" calcext:value-type="float">
            <text:p>1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98" calcext:value-type="float">
            <text:p>198</text:p>
          </table:table-cell>
          <table:table-cell table:formula="of:=[$FPL.U3]" office:value-type="float" office:value="193" calcext:value-type="float">
            <text:p>19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8" calcext:value-type="float">
            <text:p>198</text:p>
          </table:table-cell>
          <table:table-cell table:formula="of:=[$FPL.U4]" office:value-type="float" office:value="193" calcext:value-type="float">
            <text:p>19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6000" calcext:value-type="float">
            <text:p>6000</text:p>
          </table:table-cell>
          <table:table-cell table:formula="of:=[$FPL.P5]" office:value-type="float" office:value="198" calcext:value-type="float">
            <text:p>198</text:p>
          </table:table-cell>
          <table:table-cell table:formula="of:=[$FPL.U5]" office:value-type="float" office:value="193" calcext:value-type="float">
            <text:p>193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9" calcext:value-type="float">
            <text:p>99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SAMOKOV" calcext:value-type="string">
            <text:p>SAMOKOV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600" calcext:value-type="float">
            <text:p>36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188" calcext:value-type="float">
            <text:p>188</text:p>
          </table:table-cell>
          <table:table-cell table:formula="of:=[$FPL.U6]" office:value-type="float" office:value="183" calcext:value-type="float">
            <text:p>183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9" calcext:value-type="float">
            <text:p>99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SAMOKOV" calcext:value-type="string">
            <text:p>SAMOKOV</text:p>
          </table:table-cell>
          <table:table-cell table:formula="of:=[$FPL.B7]" office:value-type="string" office:string-value="LBSW" calcext:value-type="string">
            <text:p>LBSW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3600" calcext:value-type="float">
            <text:p>36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85" calcext:value-type="float">
            <text:p>285</text:p>
          </table:table-cell>
          <table:table-cell table:formula="of:=[$FPL.U7]" office:value-type="float" office:value="280" calcext:value-type="float">
            <text:p>280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9" calcext:value-type="float">
            <text:p>99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7" table:formula="of:=[$FPL.A8]" office:value-type="float" office:value="0" calcext:value-type="float">
            <text:p>0</text:p>
          </table:table-cell>
          <table:table-cell table:style-name="ce47"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4]" office:value-type="string" office:string-value="LBSW" calcext:value-type="string">
            <text:p>LBSW</text:p>
          </table:table-cell>
          <table:table-cell table:formula="of:=[$FPL.B14]" office:value-type="string" office:string-value="TOC" calcext:value-type="string">
            <text:p>TOC</text:p>
          </table:table-cell>
          <table:table-cell table:formula="of:=[$FPL.C14]" office:value-type="float" office:value="0" calcext:value-type="float">
            <text:p>0</text:p>
          </table:table-cell>
          <table:table-cell table:formula="of:=[$FPL.E14]" office:value-type="float" office:value="5000" calcext:value-type="float">
            <text:p>5000</text:p>
          </table:table-cell>
          <table:table-cell table:formula="of:=[$FPL.F14]" office:value-type="float" office:value="6000" calcext:value-type="float">
            <text:p>6000</text:p>
          </table:table-cell>
          <table:table-cell table:formula="of:=[$FPL.P14]" office:value-type="float" office:value="235" calcext:value-type="float">
            <text:p>235</text:p>
          </table:table-cell>
          <table:table-cell table:formula="of:=[$FPL.U14]" office:value-type="float" office:value="230" calcext:value-type="float">
            <text:p>230</text:p>
          </table:table-cell>
          <table:table-cell table:formula="of:=[$FPL.G14]" office:value-type="float" office:value="70" calcext:value-type="float">
            <text:p>70</text:p>
          </table:table-cell>
          <table:table-cell table:formula="of:=[$FPL.Q14]" office:value-type="float" office:value="79" calcext:value-type="float">
            <text:p>79</text:p>
          </table:table-cell>
          <table:table-cell table:formula="of:=[$FPL.R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5]" office:value-type="string" office:string-value="TOC" calcext:value-type="string">
            <text:p>TOC</text:p>
          </table:table-cell>
          <table:table-cell table:formula="of:=[$FPL.B15]" office:value-type="string" office:string-value="KYUSTENDIL" calcext:value-type="string">
            <text:p>KYUSTENDIL</text:p>
          </table:table-cell>
          <table:table-cell table:formula="of:=[$FPL.C15]" office:value-type="float" office:value="16" calcext:value-type="float">
            <text:p>16</text:p>
          </table:table-cell>
          <table:table-cell table:formula="of:=[$FPL.E15]" office:value-type="float" office:value="5000" calcext:value-type="float">
            <text:p>5000</text:p>
          </table:table-cell>
          <table:table-cell table:formula="of:=[$FPL.F15]" office:value-type="float" office:value="6000" calcext:value-type="float">
            <text:p>6000</text:p>
          </table:table-cell>
          <table:table-cell table:formula="of:=[$FPL.P15]" office:value-type="float" office:value="235" calcext:value-type="float">
            <text:p>235</text:p>
          </table:table-cell>
          <table:table-cell table:formula="of:=[$FPL.U15]" office:value-type="float" office:value="230" calcext:value-type="float">
            <text:p>230</text:p>
          </table:table-cell>
          <table:table-cell table:formula="of:=[$FPL.G15]" office:value-type="float" office:value="90" calcext:value-type="float">
            <text:p>90</text:p>
          </table:table-cell>
          <table:table-cell table:formula="of:=[$FPL.Q15]" office:value-type="float" office:value="98" calcext:value-type="float">
            <text:p>98</text:p>
          </table:table-cell>
          <table:table-cell table:formula="of:=[$FPL.R1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16]" office:value-type="string" office:string-value="KYUSTENDIL" calcext:value-type="string">
            <text:p>KYUSTENDIL</text:p>
          </table:table-cell>
          <table:table-cell table:formula="of:=[$FPL.B16]" office:value-type="string" office:string-value="BLAGOEVGRAD" calcext:value-type="string">
            <text:p>BLAGOEVGRAD</text:p>
          </table:table-cell>
          <table:table-cell table:formula="of:=[$FPL.C16]" office:value-type="float" office:value="24" calcext:value-type="float">
            <text:p>24</text:p>
          </table:table-cell>
          <table:table-cell table:formula="of:=[$FPL.E16]" office:value-type="float" office:value="3600" calcext:value-type="float">
            <text:p>3600</text:p>
          </table:table-cell>
          <table:table-cell table:formula="of:=[$FPL.F16]" office:value-type="float" office:value="6000" calcext:value-type="float">
            <text:p>6000</text:p>
          </table:table-cell>
          <table:table-cell table:formula="of:=[$FPL.P16]" office:value-type="float" office:value="132" calcext:value-type="float">
            <text:p>132</text:p>
          </table:table-cell>
          <table:table-cell table:formula="of:=[$FPL.U16]" office:value-type="float" office:value="127" calcext:value-type="float">
            <text:p>127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8" calcext:value-type="float">
            <text:p>98</text:p>
          </table:table-cell>
          <table:table-cell table:formula="of:=[$FPL.R1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17]" office:value-type="string" office:string-value="BLAGOEVGRAD" calcext:value-type="string">
            <text:p>BLAGOEVGRAD</text:p>
          </table:table-cell>
          <table:table-cell table:formula="of:=[$FPL.B17]" office:value-type="string" office:string-value="ALMER" calcext:value-type="string">
            <text:p>ALMER</text:p>
          </table:table-cell>
          <table:table-cell table:formula="of:=[$FPL.C17]" office:value-type="float" office:value="24" calcext:value-type="float">
            <text:p>24</text:p>
          </table:table-cell>
          <table:table-cell table:formula="of:=[$FPL.E17]" office:value-type="float" office:value="5000" calcext:value-type="float">
            <text:p>5000</text:p>
          </table:table-cell>
          <table:table-cell table:formula="of:=[$FPL.F17]" office:value-type="float" office:value="6000" calcext:value-type="float">
            <text:p>6000</text:p>
          </table:table-cell>
          <table:table-cell table:formula="of:=[$FPL.P17]" office:value-type="float" office:value="5" calcext:value-type="float">
            <text:p>5</text:p>
          </table:table-cell>
          <table:table-cell table:formula="of:=[$FPL.U17]" office:value-type="float" office:value="0" calcext:value-type="float">
            <text:p>0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98" calcext:value-type="float">
            <text:p>98</text:p>
          </table:table-cell>
          <table:table-cell table:formula="of:=[$FPL.R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18]" office:value-type="string" office:string-value="ALMER" calcext:value-type="string">
            <text:p>ALMER</text:p>
          </table:table-cell>
          <table:table-cell table:formula="of:=[$FPL.B18]" office:value-type="string" office:string-value="ZODIK" calcext:value-type="string">
            <text:p>ZODIK</text:p>
          </table:table-cell>
          <table:table-cell table:formula="of:=[$FPL.C18]" office:value-type="float" office:value="19" calcext:value-type="float">
            <text:p>19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4500" calcext:value-type="float">
            <text:p>4500</text:p>
          </table:table-cell>
          <table:table-cell table:formula="of:=[$FPL.P18]" office:value-type="float" office:value="85" calcext:value-type="float">
            <text:p>85</text:p>
          </table:table-cell>
          <table:table-cell table:formula="of:=[$FPL.U18]" office:value-type="float" office:value="80" calcext:value-type="float">
            <text:p>80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5" calcext:value-type="float">
            <text:p>95</text:p>
          </table:table-cell>
          <table:table-cell table:formula="of:=[$FPL.R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19]" office:value-type="string" office:string-value="ZODIK" calcext:value-type="string">
            <text:p>ZODIK</text:p>
          </table:table-cell>
          <table:table-cell table:formula="of:=[$FPL.B19]" office:value-type="string" office:string-value="GUKMO" calcext:value-type="string">
            <text:p>GUKMO</text:p>
          </table:table-cell>
          <table:table-cell table:formula="of:=[$FPL.C19]" office:value-type="float" office:value="5" calcext:value-type="float">
            <text:p>5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P19]" office:value-type="float" office:value="18" calcext:value-type="float">
            <text:p>18</text:p>
          </table:table-cell>
          <table:table-cell table:formula="of:=[$FPL.U19]" office:value-type="float" office:value="13" calcext:value-type="float">
            <text:p>13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0]" office:value-type="string" office:string-value="GUKMO" calcext:value-type="string">
            <text:p>GUKMO</text:p>
          </table:table-cell>
          <table:table-cell table:formula="of:=[$FPL.B20]" office:value-type="string" office:string-value="UNERU" calcext:value-type="string">
            <text:p>UNERU</text:p>
          </table:table-cell>
          <table:table-cell table:formula="of:=[$FPL.C20]" office:value-type="float" office:value="4" calcext:value-type="float">
            <text:p>4</text:p>
          </table:table-cell>
          <table:table-cell table:formula="of:=[$FPL.E20]" office:value-type="float" office:value="2500" calcext:value-type="float">
            <text:p>2500</text:p>
          </table:table-cell>
          <table:table-cell table:formula="of:=[$FPL.F20]" office:value-type="float" office:value="3000" calcext:value-type="float">
            <text:p>3000</text:p>
          </table:table-cell>
          <table:table-cell table:formula="of:=[$FPL.P20]" office:value-type="float" office:value="18" calcext:value-type="float">
            <text:p>18</text:p>
          </table:table-cell>
          <table:table-cell table:formula="of:=[$FPL.U20]" office:value-type="float" office:value="13" calcext:value-type="float">
            <text:p>13</text:p>
          </table:table-cell>
          <table:table-cell table:formula="of:=[$FPL.G20]" office:value-type="float" office:value="75" calcext:value-type="float">
            <text:p>75</text:p>
          </table:table-cell>
          <table:table-cell table:formula="of:=[$FPL.Q20]" office:value-type="float" office:value="78" calcext:value-type="float">
            <text:p>78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1]" office:value-type="string" office:string-value="UNERU" calcext:value-type="string">
            <text:p>UNERU</text:p>
          </table:table-cell>
          <table:table-cell table:formula="of:=[$FPL.B21]" office:value-type="string" office:string-value="LBLS" calcext:value-type="string">
            <text:p>LBLS</text:p>
          </table:table-cell>
          <table:table-cell table:formula="of:=[$FPL.C21]" office:value-type="float" office:value="1" calcext:value-type="float">
            <text:p>1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18" calcext:value-type="float">
            <text:p>18</text:p>
          </table:table-cell>
          <table:table-cell table:formula="of:=[$FPL.U21]" office:value-type="float" office:value="13" calcext:value-type="float">
            <text:p>13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36.5" calcext:value-type="float">
            <text:p>136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86" calcext:value-type="float">
            <text:p>8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00:02:07.351837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8T00:46:02.811741645</dc:date>
    <meta:editing-duration>PT13H24M37S</meta:editing-duration>
    <meta:editing-cycles>78</meta:editing-cycles>
    <meta:generator>LibreOffice/6.0.7.3$Linux_X86_64 LibreOffice_project/00m0$Build-3</meta:generator>
    <meta:print-date>2019-11-02T10:53:52.150184561</meta:print-date>
    <meta:document-statistic meta:table-count="6" meta:cell-count="967" meta:object-count="0"/>
  </office:meta>
</office:document-meta>
</file>